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e3b3" officeooo:paragraph-rsid="0011e3b3"/>
    </style:style>
    <style:style style:name="P2" style:family="paragraph" style:parent-style-name="Standard">
      <style:text-properties officeooo:paragraph-rsid="0011e3b3"/>
    </style:style>
    <style:style style:name="P3" style:family="paragraph" style:parent-style-name="Standard">
      <style:text-properties officeooo:rsid="0013a2cf" officeooo:paragraph-rsid="0013a2cf"/>
    </style:style>
    <style:style style:name="T1" style:family="text">
      <style:text-properties officeooo:rsid="0011e3b3"/>
    </style:style>
    <style:style style:name="T2" style:family="text">
      <style:text-properties fo:color="#a31515" loext:opacity="100%" style:font-name="Cascadia Mono" fo:font-size="9.5pt" style:font-size-asian="9.5pt"/>
    </style:style>
    <style:style style:name="T3" style:family="text">
      <style:text-properties fo:color="#a31515" loext:opacity="100%" style:font-name="Cascadia Mono" fo:font-size="9.5pt" officeooo:rsid="0011e3b3" style:font-size-asian="9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lementy w układzie StackLayout układają się w pionie lub w poziomie.</text:p>
      <text:p text:style-name="P1">Domyślnym układem jest pionowy.</text:p>
      <text:p text:style-name="P1">Elementy układają się jeden pod drugim.</text:p>
      <text:p text:style-name="P1"/>
      <text:p text:style-name="P3">W programie jest zdefiniowanych 7 metod. Mają one różne nazwy, ponieważ obsługują różne czynności:</text:p>
      <text:p text:style-name="P1">Metoda number() odpowiada za obsługę przycisków numerycznych.</text:p>
      <text:p text:style-name="P1">Metoda Clear() odpowiada za obsługę przycisku do zerowania wyniku działania.</text:p>
      <text:p text:style-name="P1">Metoda ClearChar() odpowiada za obsługę usuwania pojedynczego znaku wyniku działania.</text:p>
      <text:p text:style-name="P1">Metoda Fraction() odpowiada za obsługę dodawania kropki reprezentującej ułamek dziesiętny.</text:p>
      <text:p text:style-name="P2"><text:span text:style-name="T1">Metoda OperatorHandling() odpowiada za obsługę przycisków operatorów: +, -, *, /, 1/x(odwrotność danej liczby), x^2(druga potęga danej liczby), </text:span>√x(pierwiastek z danej liczby).</text:p>
      <text:p text:style-name="P1">Metoda OperatorResult() odpowiada za obsługę operatora =.</text:p>
      <text:p text:style-name="P1">Metoda Calculate() odpowiada za podawanie wyników obliczeń kalkulatora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07T10:35:39.129000000</meta:creation-date>
    <meta:generator>LibreOffice/7.4.2.3$Windows_X86_64 LibreOffice_project/382eef1f22670f7f4118c8c2dd222ec7ad009daf</meta:generator>
    <dc:date>2022-11-07T10:51:10.189000000</dc:date>
    <meta:editing-duration>PT15M32S</meta:editing-duration>
    <meta:editing-cycles>2</meta:editing-cycles>
    <meta:document-statistic meta:table-count="0" meta:image-count="0" meta:object-count="0" meta:page-count="1" meta:paragraph-count="11" meta:word-count="109" meta:character-count="852" meta:non-whitespace-character-count="754"/>
  </office:meta>
</office:document-meta>
</file>